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9896a" officeooo:paragraph-rsid="00098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PHP</text:p>
      <text:p text:style-name="P1"/>
      <text:p text:style-name="P1">Sistema de agenda dos trabalhos e provas e das notas por disciplinas da faculdade.</text:p>
      <text:p text:style-name="P1"/>
      <text:p text:style-name="P1"/>
      <text:p text:style-name="P1">-Disciplinas por semestre</text:p>
      <text:p text:style-name="P1">-Cadastro de trabalhos com as descrições e data de entrega.</text:p>
      <text:p text:style-name="P1">-Data das provas</text:p>
      <text:p text:style-name="P1">-Not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21:29:31.591000000</meta:creation-date>
    <dc:date>2021-08-30T21:37:53.120000000</dc:date>
    <meta:editing-duration>PT8M26S</meta:editing-duration>
    <meta:editing-cycles>1</meta:editing-cycles>
    <meta:document-statistic meta:table-count="0" meta:image-count="0" meta:object-count="0" meta:page-count="1" meta:paragraph-count="6" meta:word-count="33" meta:character-count="199" meta:non-whitespace-character-count="172"/>
    <meta:generator>LibreOffice/7.0.6.2$Windows_X86_64 LibreOffice_project/144abb84a525d8e30c9dbbefa69cbbf2d8d4ae3b</meta:generator>
  </office:meta>
</office:document-meta>
</file>